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rsid="000eefb2" officeooo:paragraph-rsid="000eefb2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0eefb2" officeooo:paragraph-rsid="000eefb2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normal" officeooo:rsid="000eefb2" officeooo:paragraph-rsid="000eefb2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0fd272" officeooo:paragraph-rsid="000fd27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eefb2" officeooo:paragraph-rsid="000eefb2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d2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Moderno <text:span text:style-name="T1">ES6</text:span></text:p>
      <text:p text:style-name="P1"/>
      <text:p text:style-name="P3">O javaScript é uma das linguagens de programação mais populares do mundo e tem sido fundamental para o desenvolvimento de aplicativos web modernos e interativos. O ES6 é uma atualização importante para o JavaScript, pois introduziu várias outras funcionalidades à linguagem. Nesta aula veremos seus incrementos com a atualização do ES6.</text:p>
      <text:p text:style-name="P3"/>
      <text:p text:style-name="P5">Novas funcionalidades do ES6:</text:p>
      <text:p text:style-name="P5"/>
      <text:list text:style-name="L1">
        <text:list-item>
          <text:p text:style-name="P2">Variáveis com LET e CONST;</text:p>
        </text:list-item>
        <text:list-item>
          <text:p text:style-name="P2">Arrow Function;</text:p>
        </text:list-item>
        <text:list-item>
          <text:p text:style-name="P2">Templats Literals;</text:p>
        </text:list-item>
        <text:list-item>
          <text:p text:style-name="P4">Operadores Ternários;</text:p>
        </text:list-item>
        <text:list-item>
          <text:p text:style-name="P2">Classes;</text:p>
        </text:list-item>
        <text:list-item>
          <text:p text:style-name="P2">Módulos;</text:p>
        </text:list-item>
        <text:list-item>
          <text:p text:style-name="P2">Desestruturação;</text:p>
        </text:list-item>
        <text:list-item>
          <text:p text:style-name="P2">Rest Operator;</text:p>
        </text:list-item>
        <text:list-item>
          <text:p text:style-name="P2">Spread <text:span text:style-name="T1">Operator;</text:span></text:p>
        </text:list-item>
        <text:list-item>
          <text:p text:style-name="P4">Promessas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42:02.472027405</meta:creation-date>
    <dc:date>2024-02-20T09:07:42.204536713</dc:date>
    <meta:editing-duration>PT12M32S</meta:editing-duration>
    <meta:editing-cycles>1</meta:editing-cycles>
    <meta:document-statistic meta:table-count="0" meta:image-count="0" meta:object-count="0" meta:page-count="1" meta:paragraph-count="13" meta:word-count="87" meta:character-count="549" meta:non-whitespace-character-count="485"/>
    <meta:generator>LibreOffice/24.2.0.3$Linux_X86_64 LibreOffice_project/da48488a73ddd66ea24cf16bbc4f7b9c08e9bea1</meta:generator>
  </office:meta>
</office:document-meta>
</file>